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fece" officeooo:paragraph-rsid="0012fece"/>
    </style:style>
    <style:style style:name="P2" style:family="paragraph" style:parent-style-name="Standard">
      <style:paragraph-properties fo:text-align="start" style:justify-single-word="false"/>
      <style:text-properties officeooo:rsid="0012fece" officeooo:paragraph-rsid="0012fece"/>
    </style:style>
    <style:style style:name="P3" style:family="paragraph" style:parent-style-name="Standard">
      <style:paragraph-properties fo:text-align="start" style:justify-single-word="false"/>
      <style:text-properties fo:font-weight="bold" officeooo:rsid="0012fece" officeooo:paragraph-rsid="0012fec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1376b3" officeooo:paragraph-rsid="001376b3"/>
    </style:style>
    <style:style style:name="P5" style:family="paragraph" style:parent-style-name="Standard">
      <style:paragraph-properties fo:text-align="start" style:justify-single-word="false"/>
      <style:text-properties officeooo:rsid="00156889" officeooo:paragraph-rsid="00156889"/>
    </style:style>
    <style:style style:name="T1" style:family="text">
      <style:text-properties officeooo:rsid="001568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-28 (Dinamic Redirect )</text:p>
      <text:p text:style-name="P1"/>
      <text:p text:style-name="P1"/>
      <text:p text:style-name="P1"/>
      <text:p text:style-name="P2">Amader sokol url e # chinho ase . Amder aita off korar jonno :</text:p>
      <text:p text:style-name="P3">index.js </text:p>
      <text:p text:style-name="P3">mode:’history’</text:p>
      <text:p text:style-name="P1"/>
      <text:p text:style-name="P2">dinamic redirect korar jonno amader ,</text:p>
      <text:p text:style-name="P2"/>
      <text:p text:style-name="P2">@event=”method” <text:s/>, use korte hoy.</text:p>
      <text:p text:style-name="P2"/>
      <text:p text:style-name="P2"/>
      <text:p text:style-name="P2">Ebong amader method likhte push kore dite hoy.</text:p>
      <text:p text:style-name="P2"/>
      <text:p text:style-name="P2"/>
      <text:p text:style-name="P4">Method likhar niyom:</text:p>
      <text:p text:style-name="P4"/>
      <text:p text:style-name="P4">methods:</text:p>
      <text:p text:style-name="P4">methodName(){</text:p>
      <text:p text:style-name="P4"><text:tab/>this.$router.push({name: <text:span text:style-name="T1">router name</text:span> })</text:p>
      <text:p text:style-name="P4">}</text:p>
      <text:p text:style-name="P4"/>
      <text:p text:style-name="P4"/>
      <text:p text:style-name="P5">amra Back and forward method toiri korte pari:</text:p>
      <text:p text:style-name="P5"/>
      <text:p text:style-name="P4"/>
      <text:p text:style-name="P4">******************************************************************* </text:p>
      <text:p text:style-name="P4"/>
      <text:p text:style-name="P4"/>
      <text:p text:style-name="P4"/>
      <text:p text:style-name="P4"/>
      <text:p text:style-name="P4"/>
      <text:p text:style-name="P4">&lt;template&gt;</text:p>
      <text:p text:style-name="P4"><text:s text:c="4"/>&lt;div id="product"&gt;</text:p>
      <text:p text:style-name="P4"><text:s text:c="8"/>&lt;h2&gt;{{Title}}&lt;/h2&gt;</text:p>
      <text:p text:style-name="P4"><text:s text:c="8"/>&lt;h4&gt;id is {{productId}}&lt;/h4&gt;</text:p>
      <text:p text:style-name="P4"/>
      <text:p text:style-name="P4"><text:s text:c="8"/>&lt;div&gt;</text:p>
      <text:p text:style-name="P4"><text:s text:c="12"/>&lt;ul&gt;</text:p>
      <text:p text:style-name="P4"><text:s text:c="16"/>&lt;li v-for="(product,index) in products" :key="index"&gt;</text:p>
      <text:p text:style-name="P4"><text:s text:c="20"/>&lt;router-link :to="{ name:'product',params:{product_id:product}}"&gt; Product {{product}}&lt;/router-link&gt;</text:p>
      <text:p text:style-name="P4"><text:s text:c="16"/>&lt;/li&gt;</text:p>
      <text:p text:style-name="P4"><text:s text:c="12"/>&lt;/ul&gt;</text:p>
      <text:p text:style-name="P4"><text:s text:c="8"/>&lt;/div&gt;</text:p>
      <text:p text:style-name="P4"><text:s text:c="4"/>&lt;/div&gt;</text:p>
      <text:p text:style-name="P4">&lt;/template&gt;</text:p>
      <text:p text:style-name="P4"/>
      <text:p text:style-name="P4"><text:soft-page-break/>&lt;script&gt;</text:p>
      <text:p text:style-name="P4">export default {</text:p>
      <text:p text:style-name="P4"><text:s text:c="4"/>name:'product',</text:p>
      <text:p text:style-name="P4"><text:s text:c="4"/>data(){</text:p>
      <text:p text:style-name="P4"><text:s text:c="8"/>return{</text:p>
      <text:p text:style-name="P4"><text:s text:c="12"/>Title:'This is Product Page',</text:p>
      <text:p text:style-name="P4"><text:s text:c="12"/>productId:this.$route.params.product_id,</text:p>
      <text:p text:style-name="P4"><text:s text:c="12"/>products:[2,4,3,6,7]</text:p>
      <text:p text:style-name="P4"><text:s text:c="8"/>}</text:p>
      <text:p text:style-name="P4"><text:s text:c="4"/>},</text:p>
      <text:p text:style-name="P4"><text:s text:c="4"/>methods:{</text:p>
      <text:p text:style-name="P4"><text:s text:c="8"/>updateProductId(){</text:p>
      <text:p text:style-name="P4"><text:s text:c="12"/>this.productId = this.$route.params.product_id</text:p>
      <text:p text:style-name="P4"><text:s text:c="8"/>}</text:p>
      <text:p text:style-name="P4"><text:s text:c="4"/>},</text:p>
      <text:p text:style-name="P4"><text:s text:c="4"/>watch:{</text:p>
      <text:p text:style-name="P4"><text:s text:c="7"/>$route:'updateProductId'</text:p>
      <text:p text:style-name="P4"><text:s text:c="4"/>}</text:p>
      <text:p text:style-name="P4"/>
      <text:p text:style-name="P4">}</text:p>
      <text:p text:style-name="P4">&lt;/script&gt;</text:p>
      <text:p text:style-name="P4"/>
      <text:p text:style-name="P4"/>
      <text:p text:style-name="P4">&lt;style scoped&gt;</text:p>
      <text:p text:style-name="P4"><text:s text:c="4"/>h2{</text:p>
      <text:p text:style-name="P4"><text:s text:c="8"/>text-align: center;</text:p>
      <text:p text:style-name="P4"><text:s text:c="8"/>color:orange;</text:p>
      <text:p text:style-name="P4"><text:s text:c="4"/>}</text:p>
      <text:p text:style-name="P4">&lt;/styl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20:14:12.567363383</meta:creation-date>
    <dc:date>2020-04-22T21:38:45.921421135</dc:date>
    <meta:editing-duration>PT3M53S</meta:editing-duration>
    <meta:editing-cycles>1</meta:editing-cycles>
    <meta:document-statistic meta:table-count="0" meta:image-count="0" meta:object-count="0" meta:page-count="2" meta:paragraph-count="53" meta:word-count="117" meta:character-count="1266" meta:non-whitespace-character-count="943"/>
    <meta:generator>LibreOffice/6.0.7.3$Linux_X86_64 LibreOffice_project/00m0$Build-3</meta:generator>
  </office:meta>
</office:document-meta>
</file>